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A000000DF000000DF12960A1C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43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5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613cm" svg:height="13.175cm" svg:x="10.016cm" svg:y="0.425cm">
            <draw:object draw:notify-on-update-of-ranges="Sheet1.C2:Sheet1.C96 Sheet1.B1:Sheet1.B1 Sheet1.B2:Sheet1.B9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Sequenc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Mobiles</text:p>
          </table:table-cell>
          <table:table-cell/>
        </table:table-row>
        <table:table-row table:style-name="ro1">
          <table:table-cell table:style-name="ce1" office:value-type="string" calcext:value-type="string">
            <text:p>12 11 7 14 0 5 10 9</text:p>
          </table:table-cell>
          <table:table-cell table:style-name="ce1" office:value-type="float" office:value="14.2699" calcext:value-type="float">
            <text:p>14.2699</text:p>
          </table:table-cell>
          <table:table-cell table:style-name="ce1" office:value-type="float" office:value="100" calcext:value-type="float">
            <text:p>100</text:p>
          </table:table-cell>
          <table:table-cell/>
        </table:table-row>
        <table:table-row table:style-name="ro1">
          <table:table-cell table:style-name="ce1" office:value-type="string" calcext:value-type="string">
            <text:p>14 12 3 15 0 13 10 1</text:p>
          </table:table-cell>
          <table:table-cell table:style-name="ce1" office:value-type="float" office:value="14.2699" calcext:value-type="float">
            <text:p>14.2699</text:p>
          </table:table-cell>
          <table:table-cell table:style-name="ce1" office:value-type="float" office:value="100" calcext:value-type="float">
            <text:p>100</text:p>
          </table:table-cell>
          <table:table-cell/>
        </table:table-row>
        <table:table-row table:style-name="ro1">
          <table:table-cell table:style-name="ce1" office:value-type="string" calcext:value-type="string">
            <text:p>12 8 9 5 3 14 15 10</text:p>
          </table:table-cell>
          <table:table-cell table:style-name="ce1" office:value-type="float" office:value="14.2699" calcext:value-type="float">
            <text:p>14.2699</text:p>
          </table:table-cell>
          <table:table-cell table:style-name="ce1" office:value-type="float" office:value="100" calcext:value-type="float">
            <text:p>100</text:p>
          </table:table-cell>
          <table:table-cell/>
        </table:table-row>
        <table:table-row table:style-name="ro1">
          <table:table-cell table:style-name="ce1" office:value-type="string" calcext:value-type="string">
            <text:p>4 5 14 3 15 1 10 8</text:p>
          </table:table-cell>
          <table:table-cell table:style-name="ce1" office:value-type="float" office:value="14.2699" calcext:value-type="float">
            <text:p>14.2699</text:p>
          </table:table-cell>
          <table:table-cell table:style-name="ce1" office:value-type="float" office:value="100" calcext:value-type="float">
            <text:p>100</text:p>
          </table:table-cell>
          <table:table-cell/>
        </table:table-row>
        <table:table-row table:style-name="ro1">
          <table:table-cell table:style-name="ce1" office:value-type="string" calcext:value-type="string">
            <text:p>6 3 0 12 13 15 9 10</text:p>
          </table:table-cell>
          <table:table-cell table:style-name="ce1" office:value-type="float" office:value="14.2699" calcext:value-type="float">
            <text:p>14.2699</text:p>
          </table:table-cell>
          <table:table-cell table:style-name="ce1" office:value-type="float" office:value="100" calcext:value-type="float">
            <text:p>100</text:p>
          </table:table-cell>
          <table:table-cell/>
        </table:table-row>
        <table:table-row table:style-name="ro1">
          <table:table-cell table:style-name="ce1" office:value-type="string" calcext:value-type="string">
            <text:p>4 8 15 13 2 9 6 11</text:p>
          </table:table-cell>
          <table:table-cell table:style-name="ce1" office:value-type="float" office:value="14.7525" calcext:value-type="float">
            <text:p>14.7525</text:p>
          </table:table-cell>
          <table:table-cell table:style-name="ce1" office:value-type="float" office:value="100" calcext:value-type="float">
            <text:p>100</text:p>
          </table:table-cell>
          <table:table-cell/>
        </table:table-row>
        <table:table-row table:style-name="ro1">
          <table:table-cell table:style-name="ce1" office:value-type="string" calcext:value-type="string">
            <text:p>14 15 1 11 5 4 2 8</text:p>
          </table:table-cell>
          <table:table-cell table:style-name="ce1" office:value-type="float" office:value="14.7525" calcext:value-type="float">
            <text:p>14.7525</text:p>
          </table:table-cell>
          <table:table-cell table:style-name="ce1" office:value-type="float" office:value="100" calcext:value-type="float">
            <text:p>100</text:p>
          </table:table-cell>
          <table:table-cell/>
        </table:table-row>
        <table:table-row table:style-name="ro1">
          <table:table-cell table:style-name="ce1" office:value-type="string" calcext:value-type="string">
            <text:p>5 0 12 14 15 9 2 11</text:p>
          </table:table-cell>
          <table:table-cell table:style-name="ce1" office:value-type="float" office:value="14.7525" calcext:value-type="float">
            <text:p>14.7525</text:p>
          </table:table-cell>
          <table:table-cell table:style-name="ce1" office:value-type="float" office:value="100" calcext:value-type="float">
            <text:p>100</text:p>
          </table:table-cell>
          <table:table-cell/>
        </table:table-row>
        <table:table-row table:style-name="ro1">
          <table:table-cell table:style-name="ce1" office:value-type="string" calcext:value-type="string">
            <text:p>13 7 1 4 2 11 14 0</text:p>
          </table:table-cell>
          <table:table-cell table:style-name="ce1" office:value-type="float" office:value="14.7525" calcext:value-type="float">
            <text:p>14.7525</text:p>
          </table:table-cell>
          <table:table-cell table:style-name="ce1" office:value-type="float" office:value="100" calcext:value-type="float">
            <text:p>100</text:p>
          </table:table-cell>
          <table:table-cell/>
        </table:table-row>
        <table:table-row table:style-name="ro1">
          <table:table-cell table:style-name="ce1" office:value-type="string" calcext:value-type="string">
            <text:p>1 0 15 3 4 2 14 5</text:p>
          </table:table-cell>
          <table:table-cell table:style-name="ce1" office:value-type="float" office:value="14.7525" calcext:value-type="float">
            <text:p>14.7525</text:p>
          </table:table-cell>
          <table:table-cell table:style-name="ce1" office:value-type="float" office:value="100" calcext:value-type="float">
            <text:p>100</text:p>
          </table:table-cell>
          <table:table-cell/>
        </table:table-row>
        <table:table-row table:style-name="ro1">
          <table:table-cell table:style-name="ce1" office:value-type="string" calcext:value-type="string">
            <text:p>5 1 14 0 15 11 12 2</text:p>
          </table:table-cell>
          <table:table-cell table:style-name="ce1" office:value-type="float" office:value="14.7525" calcext:value-type="float">
            <text:p>14.7525</text:p>
          </table:table-cell>
          <table:table-cell table:style-name="ce1" office:value-type="float" office:value="100" calcext:value-type="float">
            <text:p>100</text:p>
          </table:table-cell>
          <table:table-cell/>
        </table:table-row>
        <table:table-row table:style-name="ro1">
          <table:table-cell table:style-name="ce1" office:value-type="string" calcext:value-type="string">
            <text:p>6 7 12 8 2 5 1 11</text:p>
          </table:table-cell>
          <table:table-cell table:style-name="ce1" office:value-type="float" office:value="14.7525" calcext:value-type="float">
            <text:p>14.7525</text:p>
          </table:table-cell>
          <table:table-cell table:style-name="ce1" office:value-type="float" office:value="100" calcext:value-type="float">
            <text:p>100</text:p>
          </table:table-cell>
          <table:table-cell/>
        </table:table-row>
        <table:table-row table:style-name="ro1">
          <table:table-cell table:style-name="ce1" office:value-type="string" calcext:value-type="string">
            <text:p>13 12 8 1 7 6 2 11</text:p>
          </table:table-cell>
          <table:table-cell table:style-name="ce1" office:value-type="float" office:value="14.7525" calcext:value-type="float">
            <text:p>14.7525</text:p>
          </table:table-cell>
          <table:table-cell table:style-name="ce1" office:value-type="float" office:value="100" calcext:value-type="float">
            <text:p>100</text:p>
          </table:table-cell>
          <table:table-cell/>
        </table:table-row>
        <table:table-row table:style-name="ro1">
          <table:table-cell table:style-name="ce1" office:value-type="string" calcext:value-type="string">
            <text:p>12 5 7 3 2 6 0 1</text:p>
          </table:table-cell>
          <table:table-cell table:style-name="ce1" office:value-type="float" office:value="14.7525" calcext:value-type="float">
            <text:p>14.7525</text:p>
          </table:table-cell>
          <table:table-cell table:style-name="ce1" office:value-type="float" office:value="100" calcext:value-type="float">
            <text:p>100</text:p>
          </table:table-cell>
          <table:table-cell/>
        </table:table-row>
        <table:table-row table:style-name="ro1">
          <table:table-cell table:style-name="ce1" office:value-type="string" calcext:value-type="string">
            <text:p>4 15 6 11 1 13 2 0</text:p>
          </table:table-cell>
          <table:table-cell table:style-name="ce1" office:value-type="float" office:value="14.7525" calcext:value-type="float">
            <text:p>14.7525</text:p>
          </table:table-cell>
          <table:table-cell table:style-name="ce1" office:value-type="float" office:value="100" calcext:value-type="float">
            <text:p>100</text:p>
          </table:table-cell>
          <table:table-cell/>
        </table:table-row>
        <table:table-row table:style-name="ro1">
          <table:table-cell table:style-name="ce1" office:value-type="string" calcext:value-type="string">
            <text:p>14 0 4 9 15 11 5 10</text:p>
          </table:table-cell>
          <table:table-cell table:style-name="ce1" office:value-type="float" office:value="14.7525" calcext:value-type="float">
            <text:p>14.7525</text:p>
          </table:table-cell>
          <table:table-cell table:style-name="ce1" office:value-type="float" office:value="100" calcext:value-type="float">
            <text:p>100</text:p>
          </table:table-cell>
          <table:table-cell/>
        </table:table-row>
        <table:table-row table:style-name="ro1">
          <table:table-cell table:style-name="ce1" office:value-type="string" calcext:value-type="string">
            <text:p>15 4 3 8 9 5 2 14</text:p>
          </table:table-cell>
          <table:table-cell table:style-name="ce1" office:value-type="float" office:value="14.7525" calcext:value-type="float">
            <text:p>14.7525</text:p>
          </table:table-cell>
          <table:table-cell table:style-name="ce1" office:value-type="float" office:value="100" calcext:value-type="float">
            <text:p>100</text:p>
          </table:table-cell>
          <table:table-cell/>
        </table:table-row>
        <table:table-row table:style-name="ro1">
          <table:table-cell table:style-name="ce1" office:value-type="string" calcext:value-type="string">
            <text:p>11 7 1 12 13 0 10 14</text:p>
          </table:table-cell>
          <table:table-cell table:style-name="ce1" office:value-type="float" office:value="14.7525" calcext:value-type="float">
            <text:p>14.7525</text:p>
          </table:table-cell>
          <table:table-cell table:style-name="ce1" office:value-type="float" office:value="100" calcext:value-type="float">
            <text:p>100</text:p>
          </table:table-cell>
          <table:table-cell/>
        </table:table-row>
        <table:table-row table:style-name="ro1">
          <table:table-cell table:style-name="ce1" office:value-type="string" calcext:value-type="string">
            <text:p>6 4 15 1 13 11 0 10</text:p>
          </table:table-cell>
          <table:table-cell table:style-name="ce1" office:value-type="float" office:value="14.7525" calcext:value-type="float">
            <text:p>14.7525</text:p>
          </table:table-cell>
          <table:table-cell table:style-name="ce1" office:value-type="float" office:value="100" calcext:value-type="float">
            <text:p>100</text:p>
          </table:table-cell>
          <table:table-cell/>
        </table:table-row>
        <table:table-row table:style-name="ro1">
          <table:table-cell table:style-name="ce1" office:value-type="string" calcext:value-type="string">
            <text:p>6 15 11 12 8 5 1 2</text:p>
          </table:table-cell>
          <table:table-cell table:style-name="ce1" office:value-type="float" office:value="14.7525" calcext:value-type="float">
            <text:p>14.7525</text:p>
          </table:table-cell>
          <table:table-cell table:style-name="ce1" office:value-type="float" office:value="100" calcext:value-type="float">
            <text:p>100</text:p>
          </table:table-cell>
          <table:table-cell/>
        </table:table-row>
        <table:table-row table:style-name="ro1">
          <table:table-cell table:style-name="ce1" office:value-type="string" calcext:value-type="string">
            <text:p>13 11 7 14 12 1 8 2</text:p>
          </table:table-cell>
          <table:table-cell table:style-name="ce1" office:value-type="float" office:value="14.7525" calcext:value-type="float">
            <text:p>14.7525</text:p>
          </table:table-cell>
          <table:table-cell table:style-name="ce1" office:value-type="float" office:value="100" calcext:value-type="float">
            <text:p>100</text:p>
          </table:table-cell>
          <table:table-cell/>
        </table:table-row>
        <table:table-row table:style-name="ro1">
          <table:table-cell table:style-name="ce1" office:value-type="string" calcext:value-type="string">
            <text:p>12 7 13 3 14 9 0 10</text:p>
          </table:table-cell>
          <table:table-cell table:style-name="ce1" office:value-type="float" office:value="14.7525" calcext:value-type="float">
            <text:p>14.7525</text:p>
          </table:table-cell>
          <table:table-cell table:style-name="ce1" office:value-type="float" office:value="100" calcext:value-type="float">
            <text:p>100</text:p>
          </table:table-cell>
          <table:table-cell/>
        </table:table-row>
        <table:table-row table:style-name="ro1">
          <table:table-cell table:style-name="ce1" office:value-type="string" calcext:value-type="string">
            <text:p>0 7 13 4 10 11 1 14</text:p>
          </table:table-cell>
          <table:table-cell table:style-name="ce1" office:value-type="float" office:value="14.7525" calcext:value-type="float">
            <text:p>14.7525</text:p>
          </table:table-cell>
          <table:table-cell table:style-name="ce1" office:value-type="float" office:value="100" calcext:value-type="float">
            <text:p>100</text:p>
          </table:table-cell>
          <table:table-cell/>
        </table:table-row>
        <table:table-row table:style-name="ro1">
          <table:table-cell table:style-name="ce1" office:value-type="string" calcext:value-type="string">
            <text:p>5 15 3 4 14 10 9 8</text:p>
          </table:table-cell>
          <table:table-cell table:style-name="ce1" office:value-type="float" office:value="14.7525" calcext:value-type="float">
            <text:p>14.7525</text:p>
          </table:table-cell>
          <table:table-cell table:style-name="ce1" office:value-type="float" office:value="100" calcext:value-type="float">
            <text:p>100</text:p>
          </table:table-cell>
          <table:table-cell/>
        </table:table-row>
        <table:table-row table:style-name="ro1">
          <table:table-cell table:style-name="ce1" office:value-type="string" calcext:value-type="string">
            <text:p>8 4 9 5 15 14 3 10</text:p>
          </table:table-cell>
          <table:table-cell table:style-name="ce1" office:value-type="float" office:value="14.7525" calcext:value-type="float">
            <text:p>14.7525</text:p>
          </table:table-cell>
          <table:table-cell table:style-name="ce1" office:value-type="float" office:value="100" calcext:value-type="float">
            <text:p>100</text:p>
          </table:table-cell>
          <table:table-cell/>
        </table:table-row>
        <table:table-row table:style-name="ro1">
          <table:table-cell table:style-name="ce1" office:value-type="string" calcext:value-type="string">
            <text:p>9 13 0 7 4 14 10 3</text:p>
          </table:table-cell>
          <table:table-cell table:style-name="ce1" office:value-type="float" office:value="14.7525" calcext:value-type="float">
            <text:p>14.7525</text:p>
          </table:table-cell>
          <table:table-cell table:style-name="ce1" office:value-type="float" office:value="100" calcext:value-type="float">
            <text:p>100</text:p>
          </table:table-cell>
          <table:table-cell/>
        </table:table-row>
        <table:table-row table:style-name="ro1">
          <table:table-cell table:style-name="ce1" office:value-type="string" calcext:value-type="string">
            <text:p>13 7 12 9 8 6 3 2</text:p>
          </table:table-cell>
          <table:table-cell table:style-name="ce1" office:value-type="float" office:value="14.7525" calcext:value-type="float">
            <text:p>14.7525</text:p>
          </table:table-cell>
          <table:table-cell table:style-name="ce1" office:value-type="float" office:value="100" calcext:value-type="float">
            <text:p>100</text:p>
          </table:table-cell>
          <table:table-cell/>
        </table:table-row>
        <table:table-row table:style-name="ro1">
          <table:table-cell table:style-name="ce1" office:value-type="string" calcext:value-type="string">
            <text:p>1 13 6 7 3 8 12 2</text:p>
          </table:table-cell>
          <table:table-cell table:style-name="ce1" office:value-type="float" office:value="14.7525" calcext:value-type="float">
            <text:p>14.7525</text:p>
          </table:table-cell>
          <table:table-cell table:style-name="ce1" office:value-type="float" office:value="100" calcext:value-type="float">
            <text:p>100</text:p>
          </table:table-cell>
          <table:table-cell/>
        </table:table-row>
        <table:table-row table:style-name="ro1">
          <table:table-cell table:style-name="ce1" office:value-type="string" calcext:value-type="string">
            <text:p>9 12 15 0 6 13 2 3</text:p>
          </table:table-cell>
          <table:table-cell table:style-name="ce1" office:value-type="float" office:value="14.7525" calcext:value-type="float">
            <text:p>14.7525</text:p>
          </table:table-cell>
          <table:table-cell table:style-name="ce1" office:value-type="float" office:value="100" calcext:value-type="float">
            <text:p>100</text:p>
          </table:table-cell>
          <table:table-cell/>
        </table:table-row>
        <table:table-row table:style-name="ro1">
          <table:table-cell table:style-name="ce1" office:value-type="string" calcext:value-type="string">
            <text:p>8 7 4 10 13 6 3 9</text:p>
          </table:table-cell>
          <table:table-cell table:style-name="ce1" office:value-type="float" office:value="14.7525" calcext:value-type="float">
            <text:p>14.7525</text:p>
          </table:table-cell>
          <table:table-cell table:style-name="ce1" office:value-type="float" office:value="100" calcext:value-type="float">
            <text:p>100</text:p>
          </table:table-cell>
          <table:table-cell/>
        </table:table-row>
        <table:table-row table:style-name="ro1">
          <table:table-cell table:style-name="ce1" office:value-type="string" calcext:value-type="string">
            <text:p>15 4 9 13 2 11 8 6</text:p>
          </table:table-cell>
          <table:table-cell table:style-name="ce1" office:value-type="float" office:value="14.7525" calcext:value-type="float">
            <text:p>14.7525</text:p>
          </table:table-cell>
          <table:table-cell table:style-name="ce1" office:value-type="float" office:value="100" calcext:value-type="float">
            <text:p>100</text:p>
          </table:table-cell>
          <table:table-cell/>
        </table:table-row>
        <table:table-row table:style-name="ro1">
          <table:table-cell table:style-name="ce1" office:value-type="string" calcext:value-type="string">
            <text:p>7 13 1 4 11 10 8 14</text:p>
          </table:table-cell>
          <table:table-cell table:style-name="ce1" office:value-type="float" office:value="14.7525" calcext:value-type="float">
            <text:p>14.7525</text:p>
          </table:table-cell>
          <table:table-cell table:style-name="ce1" office:value-type="float" office:value="100" calcext:value-type="float">
            <text:p>100</text:p>
          </table:table-cell>
          <table:table-cell/>
        </table:table-row>
        <table:table-row table:style-name="ro1">
          <table:table-cell table:style-name="ce1" office:value-type="string" calcext:value-type="string">
            <text:p>4 6 0 15 1 11 13 10</text:p>
          </table:table-cell>
          <table:table-cell table:style-name="ce1" office:value-type="float" office:value="14.7525" calcext:value-type="float">
            <text:p>14.7525</text:p>
          </table:table-cell>
          <table:table-cell table:style-name="ce1" office:value-type="float" office:value="100" calcext:value-type="float">
            <text:p>100</text:p>
          </table:table-cell>
          <table:table-cell/>
        </table:table-row>
        <table:table-row table:style-name="ro1">
          <table:table-cell table:style-name="ce1" office:value-type="string" calcext:value-type="string">
            <text:p>12 1 7 10 13 14 11 0</text:p>
          </table:table-cell>
          <table:table-cell table:style-name="ce1" office:value-type="float" office:value="14.7525" calcext:value-type="float">
            <text:p>14.7525</text:p>
          </table:table-cell>
          <table:table-cell table:style-name="ce1" office:value-type="float" office:value="100" calcext:value-type="float">
            <text:p>100</text:p>
          </table:table-cell>
          <table:table-cell/>
        </table:table-row>
        <table:table-row table:style-name="ro1">
          <table:table-cell table:style-name="ce1" office:value-type="string" calcext:value-type="string">
            <text:p>0 7 6 11 13 9 4 10</text:p>
          </table:table-cell>
          <table:table-cell table:style-name="ce1" office:value-type="float" office:value="14.7525" calcext:value-type="float">
            <text:p>14.7525</text:p>
          </table:table-cell>
          <table:table-cell table:style-name="ce1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13 11 1 4 14 8 10 7</text:p>
          </table:table-cell>
          <table:table-cell office:value-type="float" office:value="16.1354" calcext:value-type="float">
            <text:p>16.1354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11 6 4 2 7 0 5 9</text:p>
          </table:table-cell>
          <table:table-cell office:value-type="float" office:value="16.1354" calcext:value-type="float">
            <text:p>16.1354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0 6 11 5 4 1 10 15</text:p>
          </table:table-cell>
          <table:table-cell office:value-type="float" office:value="16.1354" calcext:value-type="float">
            <text:p>16.1354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15 10 6 3 1 4 0 5</text:p>
          </table:table-cell>
          <table:table-cell office:value-type="float" office:value="16.5785" calcext:value-type="float">
            <text:p>16.578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5 7 14 11 9 10 4 8</text:p>
          </table:table-cell>
          <table:table-cell office:value-type="float" office:value="16.5785" calcext:value-type="float">
            <text:p>16.578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15 1 2 14 5 8 11 12</text:p>
          </table:table-cell>
          <table:table-cell office:value-type="float" office:value="16.5785" calcext:value-type="float">
            <text:p>16.578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0 15 13 11 9 6 2 12</text:p>
          </table:table-cell>
          <table:table-cell office:value-type="float" office:value="16.5785" calcext:value-type="float">
            <text:p>16.578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0 9 7 13 11 2 14 12</text:p>
          </table:table-cell>
          <table:table-cell office:value-type="float" office:value="16.5785" calcext:value-type="float">
            <text:p>16.578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1 15 10 14 4 5 11 8</text:p>
          </table:table-cell>
          <table:table-cell office:value-type="float" office:value="16.5785" calcext:value-type="float">
            <text:p>16.578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0 15 2 3 12 9 13 6</text:p>
          </table:table-cell>
          <table:table-cell office:value-type="float" office:value="16.5785" calcext:value-type="float">
            <text:p>16.578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15 5 6 2 11 1 12 8</text:p>
          </table:table-cell>
          <table:table-cell office:value-type="float" office:value="16.5785" calcext:value-type="float">
            <text:p>16.578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7 10 13 6 12 9 0 3</text:p>
          </table:table-cell>
          <table:table-cell office:value-type="float" office:value="16.5785" calcext:value-type="float">
            <text:p>16.578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15 11 1 8 2 4 14 5</text:p>
          </table:table-cell>
          <table:table-cell office:value-type="float" office:value="16.5785" calcext:value-type="float">
            <text:p>16.578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7 8 3 6 10 4 13 1</text:p>
          </table:table-cell>
          <table:table-cell office:value-type="float" office:value="16.5785" calcext:value-type="float">
            <text:p>16.578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6 15 9 2 0 13 3 12</text:p>
          </table:table-cell>
          <table:table-cell office:value-type="float" office:value="16.5785" calcext:value-type="float">
            <text:p>16.578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13 0 7 6 10 9 11 4</text:p>
          </table:table-cell>
          <table:table-cell office:value-type="float" office:value="16.5785" calcext:value-type="float">
            <text:p>16.578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13 7 10 1 11 6 0 4</text:p>
          </table:table-cell>
          <table:table-cell office:value-type="float" office:value="16.5785" calcext:value-type="float">
            <text:p>16.578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9 15 13 6 0 2 11 12</text:p>
          </table:table-cell>
          <table:table-cell office:value-type="float" office:value="16.5785" calcext:value-type="float">
            <text:p>16.578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0 11 5 1 15 14 2 12</text:p>
          </table:table-cell>
          <table:table-cell office:value-type="float" office:value="16.6143" calcext:value-type="float">
            <text:p>16.6143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3 6 9 7 10 12 13 0</text:p>
          </table:table-cell>
          <table:table-cell office:value-type="float" office:value="16.6143" calcext:value-type="float">
            <text:p>16.6143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11 14 1 7 2 5 4 0</text:p>
          </table:table-cell>
          <table:table-cell office:value-type="float" office:value="16.6143" calcext:value-type="float">
            <text:p>16.6143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0 12 11 13 6 1 2 7</text:p>
          </table:table-cell>
          <table:table-cell office:value-type="float" office:value="17.4563" calcext:value-type="float">
            <text:p>17.4563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6 4 3 1 13 2 7 0</text:p>
          </table:table-cell>
          <table:table-cell office:value-type="float" office:value="17.4563" calcext:value-type="float">
            <text:p>17.4563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4 11 1 6 13 2 8 15</text:p>
          </table:table-cell>
          <table:table-cell office:value-type="float" office:value="17.4563" calcext:value-type="float">
            <text:p>17.4563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4 5 3 2 1 6 15 8</text:p>
          </table:table-cell>
          <table:table-cell office:value-type="float" office:value="17.4563" calcext:value-type="float">
            <text:p>17.4563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0 4 11 2 9 5 14 15</text:p>
          </table:table-cell>
          <table:table-cell office:value-type="float" office:value="17.4563" calcext:value-type="float">
            <text:p>17.4563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3 1 14 4 5 10 0 15</text:p>
          </table:table-cell>
          <table:table-cell office:value-type="float" office:value="17.4563" calcext:value-type="float">
            <text:p>17.4563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9 14 3 12 2 7 0 13</text:p>
          </table:table-cell>
          <table:table-cell office:value-type="float" office:value="17.4563" calcext:value-type="float">
            <text:p>17.4563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3 0 4 13 6 2 9 15</text:p>
          </table:table-cell>
          <table:table-cell office:value-type="float" office:value="17.4563" calcext:value-type="float">
            <text:p>17.4563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0 6 12 5 2 15 9 11</text:p>
          </table:table-cell>
          <table:table-cell office:value-type="float" office:value="18.9387" calcext:value-type="float">
            <text:p>18.9387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8 4 10 14 7 5 1 11</text:p>
          </table:table-cell>
          <table:table-cell office:value-type="float" office:value="18.9387" calcext:value-type="float">
            <text:p>18.9387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4 14 8 2 9 7 11 5</text:p>
          </table:table-cell>
          <table:table-cell office:value-type="float" office:value="18.9387" calcext:value-type="float">
            <text:p>18.9387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12 10 14 5 1 15 11 0</text:p>
          </table:table-cell>
          <table:table-cell office:value-type="float" office:value="18.9387" calcext:value-type="float">
            <text:p>18.9387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11 2 0 15 12 14 9 13</text:p>
          </table:table-cell>
          <table:table-cell office:value-type="float" office:value="19.1376" calcext:value-type="float">
            <text:p>19.137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11 2 9 5 7 4 0 14</text:p>
          </table:table-cell>
          <table:table-cell office:value-type="float" office:value="19.1376" calcext:value-type="float">
            <text:p>19.137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1 11 2 13 15 4 0 6</text:p>
          </table:table-cell>
          <table:table-cell office:value-type="float" office:value="19.1376" calcext:value-type="float">
            <text:p>19.137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3 10 9 8 7 4 13 6</text:p>
          </table:table-cell>
          <table:table-cell office:value-type="float" office:value="19.6499" calcext:value-type="float">
            <text:p>19.6499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3 0 2 7 5 12 9 14</text:p>
          </table:table-cell>
          <table:table-cell office:value-type="float" office:value="19.6499" calcext:value-type="float">
            <text:p>19.6499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3 0 1 14 5 10 7 4</text:p>
          </table:table-cell>
          <table:table-cell office:value-type="float" office:value="19.6499" calcext:value-type="float">
            <text:p>19.6499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3 2 12 6 9 15 13 8</text:p>
          </table:table-cell>
          <table:table-cell office:value-type="float" office:value="19.6499" calcext:value-type="float">
            <text:p>19.6499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3 5 2 14 1 4 7 0</text:p>
          </table:table-cell>
          <table:table-cell office:value-type="float" office:value="19.6499" calcext:value-type="float">
            <text:p>19.6499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10 0 1 7 3 12 6 13</text:p>
          </table:table-cell>
          <table:table-cell office:value-type="float" office:value="21.8003" calcext:value-type="float">
            <text:p>21.8003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2 4 11 0 5 15 14 9</text:p>
          </table:table-cell>
          <table:table-cell office:value-type="float" office:value="21.8003" calcext:value-type="float">
            <text:p>21.8003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2 5 7 12 1 11 0 14</text:p>
          </table:table-cell>
          <table:table-cell office:value-type="float" office:value="21.8003" calcext:value-type="float">
            <text:p>21.8003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0 5 2 1 12 7 11 14</text:p>
          </table:table-cell>
          <table:table-cell office:value-type="float" office:value="21.8003" calcext:value-type="float">
            <text:p>21.8003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2 7 6 4 5 11 1 8</text:p>
          </table:table-cell>
          <table:table-cell office:value-type="float" office:value="21.8003" calcext:value-type="float">
            <text:p>21.8003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13 1 2 3 7 14 0 4</text:p>
          </table:table-cell>
          <table:table-cell office:value-type="float" office:value="21.8003" calcext:value-type="float">
            <text:p>21.8003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9 10 7 4 14 0 13 3</text:p>
          </table:table-cell>
          <table:table-cell office:value-type="float" office:value="21.8003" calcext:value-type="float">
            <text:p>21.8003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10 7 13 1 14 8 11 12</text:p>
          </table:table-cell>
          <table:table-cell office:value-type="float" office:value="21.8003" calcext:value-type="float">
            <text:p>21.8003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0 2 1 12 13 6 15 11</text:p>
          </table:table-cell>
          <table:table-cell office:value-type="float" office:value="21.8003" calcext:value-type="float">
            <text:p>21.8003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2 7 4 11 0 1 6 13</text:p>
          </table:table-cell>
          <table:table-cell office:value-type="float" office:value="21.8003" calcext:value-type="float">
            <text:p>21.8003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2 1 6 12 15 11 8 13</text:p>
          </table:table-cell>
          <table:table-cell office:value-type="float" office:value="21.8003" calcext:value-type="float">
            <text:p>21.8003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14 10 13 0 7 1 12 3</text:p>
          </table:table-cell>
          <table:table-cell office:value-type="float" office:value="21.8003" calcext:value-type="float">
            <text:p>21.8003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14 2 7 12 0 13 11 9</text:p>
          </table:table-cell>
          <table:table-cell office:value-type="float" office:value="21.8003" calcext:value-type="float">
            <text:p>21.8003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9 2 7 6 8 11 12 13</text:p>
          </table:table-cell>
          <table:table-cell office:value-type="float" office:value="21.8003" calcext:value-type="float">
            <text:p>21.8003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2 11 7 6 13 12 9 8</text:p>
          </table:table-cell>
          <table:table-cell office:value-type="float" office:value="21.8003" calcext:value-type="float">
            <text:p>21.8003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10 14 1 8 13 3 15 12</text:p>
          </table:table-cell>
          <table:table-cell office:value-type="float" office:value="21.8003" calcext:value-type="float">
            <text:p>21.8003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13 2 9 12 0 3 15 6</text:p>
          </table:table-cell>
          <table:table-cell office:value-type="float" office:value="21.8003" calcext:value-type="float">
            <text:p>21.8003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5 2 12 9 8 3 6 15</text:p>
          </table:table-cell>
          <table:table-cell office:value-type="float" office:value="21.8003" calcext:value-type="float">
            <text:p>21.8003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13 14 10 11 4 7 1 8</text:p>
          </table:table-cell>
          <table:table-cell office:value-type="float" office:value="21.8003" calcext:value-type="float">
            <text:p>21.8003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13 9 2 15 0 11 6 4</text:p>
          </table:table-cell>
          <table:table-cell office:value-type="float" office:value="21.8003" calcext:value-type="float">
            <text:p>21.8003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10 14 7 5 12 3 1 8</text:p>
          </table:table-cell>
          <table:table-cell office:value-type="float" office:value="21.8003" calcext:value-type="float">
            <text:p>21.8003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10 13 4 3 7 8 14 1</text:p>
          </table:table-cell>
          <table:table-cell office:value-type="float" office:value="21.8003" calcext:value-type="float">
            <text:p>21.8003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2 3 9 8 15 13 4 6</text:p>
          </table:table-cell>
          <table:table-cell office:value-type="float" office:value="21.8003" calcext:value-type="float">
            <text:p>21.8003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5 6 10 4 8 3 1 15</text:p>
          </table:table-cell>
          <table:table-cell office:value-type="float" office:value="21.8003" calcext:value-type="float">
            <text:p>21.8003</text:p>
          </table:table-cell>
          <table:table-cell office:value-type="float" office:value="100" calcext:value-type="float">
            <text:p>100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C101">
          <table:sort>
            <table:sort-by table:field-number="1" table:data-type="automatic"/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0">00/00/0000</text:date>, <text:time style:data-style-name="N2" text:time-value="03:41:07.2248867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9T21:41:45.983218070</meta:creation-date>
    <dc:date>2017-02-20T15:08:55.097289635</dc:date>
    <meta:editing-duration>PT2H23M34S</meta:editing-duration>
    <meta:editing-cycles>6</meta:editing-cycles>
    <meta:generator>LibreOffice/4.3.3.2$Linux_X86_64 LibreOffice_project/430m0$Build-2</meta:generator>
    <meta:document-statistic meta:table-count="1" meta:cell-count="30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A000000DF000000DF12960A1C.svm" xlink:type="simple" xlink:actuate="onLoad"/>
      </style:chart-properties>
    </style:style>
    <style:style style:name="ch4" style:family="chart" style:data-style-name="N0">
      <style:chart-properties chart:display-label="true" chart:logarithmic="false" chart:interval-major="1" chart:reverse-direction="true" text:line-break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plus" chart:symbol-width="0.25cm" chart:symbol-height="0.25cm" chart:link-data-style-to-source="true">
        <chart:symbol-image xlink:href="Pictures/2000000A000000DF000000DF12960A1C.svm" xlink:type="simple" xlink:actuate="onLoad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plus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614cm" svg:height="13.176cm" xlink:href=".." xlink:type="simple" chart:class="chart:scatter" chart:style-name="ch1">
        <chart:title svg:x="6.599cm" svg:y="0.399cm" chart:style-name="ch2">
          <text:p>Benchmark</text:p>
        </chart:title>
        <chart:plot-area chart:style-name="ch3" table:cell-range-address="Sheet1.B2:Sheet1.C96 Sheet1.B1:Sheet1.B1" chart:data-source-has-labels="row" svg:x="1.323cm" svg:y="1.441cm" svg:width="13.979cm" svg:height="10.491cm">
          <chartooo:coordinate-region svg:x="1.944cm" svg:y="1.64cm" svg:width="13.218cm" svg:height="9.368cm"/>
          <chart:axis chart:dimension="x" chart:name="primary-x" chart:style-name="ch4">
            <chart:title svg:x="7.024cm" svg:y="12.195cm" chart:style-name="ch5">
              <text:p># caught mobiles</text:p>
            </chart:title>
            <chart:grid chart:style-name="ch6" chart:class="major"/>
          </chart:axis>
          <chart:axis chart:dimension="y" chart:name="primary-y" chart:style-name="ch7">
            <chart:title svg:x="0.451cm" svg:y="7.087cm" chart:style-name="ch8">
              <text:p>Time</text:p>
            </chart:title>
            <chart:grid chart:style-name="ch6" chart:class="major"/>
          </chart:axis>
          <chart:series chart:style-name="ch9" chart:values-cell-range-address="Sheet1.B2:Sheet1.B96" chart:label-cell-address="Sheet1.B1:Sheet1.B1" chart:class="chart:scatter">
            <chart:domain table:cell-range-address="Sheet1.C2:Sheet1.C96"/>
            <chart:data-point chart:repeated="28"/>
            <chart:data-point chart:style-name="ch10"/>
            <chart:data-point chart:repeated="11"/>
            <chart:data-point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C2:Sheet1.C96</svg:desc>
                </draw:g>
              </table:table-cell>
              <table:table-cell office:value-type="float" office:value="14.2699">
                <text:p>14.2699</text:p>
                <draw:g>
                  <svg:desc>Sheet1.B2:Sheet1.B9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4.2699">
                <text:p>14.26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14.2699">
                <text:p>14.26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14.2699">
                <text:p>14.26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14.2699">
                <text:p>14.26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14.7525">
                <text:p>14.75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14.7525">
                <text:p>14.75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14.7525">
                <text:p>14.75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14.7525">
                <text:p>14.75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4.7525">
                <text:p>14.75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14.7525">
                <text:p>14.75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">
                <text:p>100</text:p>
              </table:table-cell>
              <table:table-cell office:value-type="float" office:value="14.7525">
                <text:p>14.75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">
                <text:p>100</text:p>
              </table:table-cell>
              <table:table-cell office:value-type="float" office:value="14.7525">
                <text:p>14.75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">
                <text:p>100</text:p>
              </table:table-cell>
              <table:table-cell office:value-type="float" office:value="14.7525">
                <text:p>14.75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">
                <text:p>100</text:p>
              </table:table-cell>
              <table:table-cell office:value-type="float" office:value="14.7525">
                <text:p>14.75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">
                <text:p>100</text:p>
              </table:table-cell>
              <table:table-cell office:value-type="float" office:value="14.7525">
                <text:p>14.75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">
                <text:p>100</text:p>
              </table:table-cell>
              <table:table-cell office:value-type="float" office:value="14.7525">
                <text:p>14.75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">
                <text:p>100</text:p>
              </table:table-cell>
              <table:table-cell office:value-type="float" office:value="14.7525">
                <text:p>14.75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">
                <text:p>100</text:p>
              </table:table-cell>
              <table:table-cell office:value-type="float" office:value="14.7525">
                <text:p>14.75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14.7525">
                <text:p>14.75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14.7525">
                <text:p>14.75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0">
                <text:p>100</text:p>
              </table:table-cell>
              <table:table-cell office:value-type="float" office:value="14.7525">
                <text:p>14.75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0">
                <text:p>100</text:p>
              </table:table-cell>
              <table:table-cell office:value-type="float" office:value="14.7525">
                <text:p>14.75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">
                <text:p>100</text:p>
              </table:table-cell>
              <table:table-cell office:value-type="float" office:value="14.7525">
                <text:p>14.75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">
                <text:p>100</text:p>
              </table:table-cell>
              <table:table-cell office:value-type="float" office:value="14.7525">
                <text:p>14.75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0">
                <text:p>100</text:p>
              </table:table-cell>
              <table:table-cell office:value-type="float" office:value="14.7525">
                <text:p>14.75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">
                <text:p>100</text:p>
              </table:table-cell>
              <table:table-cell office:value-type="float" office:value="14.7525">
                <text:p>14.75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">
                <text:p>100</text:p>
              </table:table-cell>
              <table:table-cell office:value-type="float" office:value="14.7525">
                <text:p>14.75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0">
                <text:p>100</text:p>
              </table:table-cell>
              <table:table-cell office:value-type="float" office:value="14.7525">
                <text:p>14.75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0">
                <text:p>100</text:p>
              </table:table-cell>
              <table:table-cell office:value-type="float" office:value="14.7525">
                <text:p>14.75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0">
                <text:p>100</text:p>
              </table:table-cell>
              <table:table-cell office:value-type="float" office:value="14.7525">
                <text:p>14.75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0">
                <text:p>100</text:p>
              </table:table-cell>
              <table:table-cell office:value-type="float" office:value="14.7525">
                <text:p>14.75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0">
                <text:p>100</text:p>
              </table:table-cell>
              <table:table-cell office:value-type="float" office:value="14.7525">
                <text:p>14.75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0">
                <text:p>100</text:p>
              </table:table-cell>
              <table:table-cell office:value-type="float" office:value="14.7525">
                <text:p>14.75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0">
                <text:p>100</text:p>
              </table:table-cell>
              <table:table-cell office:value-type="float" office:value="14.7525">
                <text:p>14.75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0">
                <text:p>100</text:p>
              </table:table-cell>
              <table:table-cell office:value-type="float" office:value="16.1354">
                <text:p>16.13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0">
                <text:p>100</text:p>
              </table:table-cell>
              <table:table-cell office:value-type="float" office:value="16.1354">
                <text:p>16.13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0">
                <text:p>100</text:p>
              </table:table-cell>
              <table:table-cell office:value-type="float" office:value="16.1354">
                <text:p>16.135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0">
                <text:p>100</text:p>
              </table:table-cell>
              <table:table-cell office:value-type="float" office:value="16.5785">
                <text:p>16.57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0">
                <text:p>100</text:p>
              </table:table-cell>
              <table:table-cell office:value-type="float" office:value="16.5785">
                <text:p>16.57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0">
                <text:p>100</text:p>
              </table:table-cell>
              <table:table-cell office:value-type="float" office:value="16.5785">
                <text:p>16.578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0">
                <text:p>100</text:p>
              </table:table-cell>
              <table:table-cell office:value-type="float" office:value="16.5785">
                <text:p>16.578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0">
                <text:p>100</text:p>
              </table:table-cell>
              <table:table-cell office:value-type="float" office:value="16.5785">
                <text:p>16.57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0">
                <text:p>100</text:p>
              </table:table-cell>
              <table:table-cell office:value-type="float" office:value="16.5785">
                <text:p>16.57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0">
                <text:p>100</text:p>
              </table:table-cell>
              <table:table-cell office:value-type="float" office:value="16.5785">
                <text:p>16.578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0">
                <text:p>100</text:p>
              </table:table-cell>
              <table:table-cell office:value-type="float" office:value="16.5785">
                <text:p>16.578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0">
                <text:p>100</text:p>
              </table:table-cell>
              <table:table-cell office:value-type="float" office:value="16.5785">
                <text:p>16.57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0">
                <text:p>100</text:p>
              </table:table-cell>
              <table:table-cell office:value-type="float" office:value="16.5785">
                <text:p>16.57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0">
                <text:p>100</text:p>
              </table:table-cell>
              <table:table-cell office:value-type="float" office:value="16.5785">
                <text:p>16.578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6.5785">
                <text:p>16.578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0">
                <text:p>100</text:p>
              </table:table-cell>
              <table:table-cell office:value-type="float" office:value="16.5785">
                <text:p>16.578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">
                <text:p>100</text:p>
              </table:table-cell>
              <table:table-cell office:value-type="float" office:value="16.5785">
                <text:p>16.57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">
                <text:p>100</text:p>
              </table:table-cell>
              <table:table-cell office:value-type="float" office:value="16.5785">
                <text:p>16.57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">
                <text:p>100</text:p>
              </table:table-cell>
              <table:table-cell office:value-type="float" office:value="16.6143">
                <text:p>16.614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0">
                <text:p>100</text:p>
              </table:table-cell>
              <table:table-cell office:value-type="float" office:value="16.6143">
                <text:p>16.614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0">
                <text:p>100</text:p>
              </table:table-cell>
              <table:table-cell office:value-type="float" office:value="16.6143">
                <text:p>16.614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0">
                <text:p>100</text:p>
              </table:table-cell>
              <table:table-cell office:value-type="float" office:value="17.4563">
                <text:p>17.456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0">
                <text:p>100</text:p>
              </table:table-cell>
              <table:table-cell office:value-type="float" office:value="17.4563">
                <text:p>17.456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0">
                <text:p>100</text:p>
              </table:table-cell>
              <table:table-cell office:value-type="float" office:value="17.4563">
                <text:p>17.456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0">
                <text:p>100</text:p>
              </table:table-cell>
              <table:table-cell office:value-type="float" office:value="17.4563">
                <text:p>17.456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0">
                <text:p>100</text:p>
              </table:table-cell>
              <table:table-cell office:value-type="float" office:value="17.4563">
                <text:p>17.456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0">
                <text:p>100</text:p>
              </table:table-cell>
              <table:table-cell office:value-type="float" office:value="17.4563">
                <text:p>17.456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0">
                <text:p>100</text:p>
              </table:table-cell>
              <table:table-cell office:value-type="float" office:value="17.4563">
                <text:p>17.45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0">
                <text:p>100</text:p>
              </table:table-cell>
              <table:table-cell office:value-type="float" office:value="17.4563">
                <text:p>17.456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0">
                <text:p>100</text:p>
              </table:table-cell>
              <table:table-cell office:value-type="float" office:value="18.9387">
                <text:p>18.938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0">
                <text:p>100</text:p>
              </table:table-cell>
              <table:table-cell office:value-type="float" office:value="18.9387">
                <text:p>18.938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0">
                <text:p>100</text:p>
              </table:table-cell>
              <table:table-cell office:value-type="float" office:value="18.9387">
                <text:p>18.938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0">
                <text:p>100</text:p>
              </table:table-cell>
              <table:table-cell office:value-type="float" office:value="18.9387">
                <text:p>18.938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0">
                <text:p>100</text:p>
              </table:table-cell>
              <table:table-cell office:value-type="float" office:value="19.1376">
                <text:p>19.137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9.1376">
                <text:p>19.137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0">
                <text:p>100</text:p>
              </table:table-cell>
              <table:table-cell office:value-type="float" office:value="19.1376">
                <text:p>19.137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0">
                <text:p>100</text:p>
              </table:table-cell>
              <table:table-cell office:value-type="float" office:value="19.6499">
                <text:p>19.64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0">
                <text:p>100</text:p>
              </table:table-cell>
              <table:table-cell office:value-type="float" office:value="19.6499">
                <text:p>19.64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0">
                <text:p>100</text:p>
              </table:table-cell>
              <table:table-cell office:value-type="float" office:value="19.6499">
                <text:p>19.64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0">
                <text:p>100</text:p>
              </table:table-cell>
              <table:table-cell office:value-type="float" office:value="19.6499">
                <text:p>19.64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0">
                <text:p>100</text:p>
              </table:table-cell>
              <table:table-cell office:value-type="float" office:value="19.6499">
                <text:p>19.64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0">
                <text:p>100</text:p>
              </table:table-cell>
              <table:table-cell office:value-type="float" office:value="21.8003">
                <text:p>21.800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0">
                <text:p>100</text:p>
              </table:table-cell>
              <table:table-cell office:value-type="float" office:value="21.8003">
                <text:p>21.80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0">
                <text:p>100</text:p>
              </table:table-cell>
              <table:table-cell office:value-type="float" office:value="21.8003">
                <text:p>21.80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21.8003">
                <text:p>21.800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0">
                <text:p>100</text:p>
              </table:table-cell>
              <table:table-cell office:value-type="float" office:value="21.8003">
                <text:p>21.800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0">
                <text:p>100</text:p>
              </table:table-cell>
              <table:table-cell office:value-type="float" office:value="21.8003">
                <text:p>21.800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0">
                <text:p>100</text:p>
              </table:table-cell>
              <table:table-cell office:value-type="float" office:value="21.8003">
                <text:p>21.80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0">
                <text:p>100</text:p>
              </table:table-cell>
              <table:table-cell office:value-type="float" office:value="21.8003">
                <text:p>21.800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0">
                <text:p>100</text:p>
              </table:table-cell>
              <table:table-cell office:value-type="float" office:value="21.8003">
                <text:p>21.80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0">
                <text:p>100</text:p>
              </table:table-cell>
              <table:table-cell office:value-type="float" office:value="21.8003">
                <text:p>21.800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0">
                <text:p>100</text:p>
              </table:table-cell>
              <table:table-cell office:value-type="float" office:value="21.8003">
                <text:p>21.800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0">
                <text:p>100</text:p>
              </table:table-cell>
              <table:table-cell office:value-type="float" office:value="21.8003">
                <text:p>21.800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0">
                <text:p>100</text:p>
              </table:table-cell>
              <table:table-cell office:value-type="float" office:value="21.8003">
                <text:p>21.800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21.8003">
                <text:p>21.800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0">
                <text:p>100</text:p>
              </table:table-cell>
              <table:table-cell office:value-type="float" office:value="21.8003">
                <text:p>21.800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0">
                <text:p>100</text:p>
              </table:table-cell>
              <table:table-cell office:value-type="float" office:value="21.8003">
                <text:p>21.800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0">
                <text:p>100</text:p>
              </table:table-cell>
              <table:table-cell office:value-type="float" office:value="21.8003">
                <text:p>21.80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0">
                <text:p>100</text:p>
              </table:table-cell>
              <table:table-cell office:value-type="float" office:value="21.8003">
                <text:p>21.800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0">
                <text:p>100</text:p>
              </table:table-cell>
              <table:table-cell office:value-type="float" office:value="21.8003">
                <text:p>21.80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